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2cm"/>
    </style:style>
    <style:style style:name="gr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05cm" fo:min-width="3.5cm"/>
    </style:style>
    <style:style style:name="gr5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1.05cm" fo:min-width="3.6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4.2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3.9cm"/>
    </style:style>
    <style:style style:name="gr1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25cm" fo:min-width="4.7cm"/>
    </style:style>
    <style:style style:name="gr15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35cm" fo:min-width="3.2cm"/>
    </style:style>
    <style:style style:name="gr16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25cm" fo:min-width="2.2cm"/>
    </style:style>
    <style:style style:name="gr17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1.35cm" fo:min-width="3.2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6" draw:id="id16" draw:layer="layout" svg:width="4.3cm" svg:height="1.3cm" svg:x="14.6cm" svg:y="20.9cm">
          <text:p text:style-name="P1">Carry on the blood rain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5cm" svg:height="1.6cm" svg:x="8.3cm" svg:y="24.1cm">
          <text:p text:style-name="P1">Blood whip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7cm" svg:height="1.5cm" svg:x="1.5cm" svg:y="11.1cm">
          <text:p text:style-name="P1">Self flagel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4cm" svg:height="1.3cm" svg:x="7.8cm" svg:y="20.9cm">
          <text:p text:style-name="P1">Pain means you live</text:p>
          <draw:enhanced-geometry svg:viewBox="0 0 21600 21600" draw:type="rectangle" draw:enhanced-path="M 0 0 L 21600 0 21600 21600 0 21600 0 0 Z N"/>
        </draw:custom-shape>
        <draw:custom-shape draw:style-name="gr5" draw:text-style-name="P3" xml:id="id15" draw:id="id15" draw:layer="layout" svg:width="4.1cm" svg:height="1.3cm" svg:x="15.1cm" svg:y="18.2cm">
          <text:p text:style-name="P1">Litany of the sanctified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2cm" svg:height="1.8cm" svg:x="8.1cm" svg:y="6.2cm">
          <text:p text:style-name="P1">Brutal counterstrik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0" draw:id="id10" draw:layer="layout" svg:width="4.4cm" svg:height="1.6cm" svg:x="7cm" svg:y="17.6cm">
          <text:p text:style-name="P1">Litany of hatred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4.4cm" svg:height="1cm" svg:x="14.8cm" svg:y="2cm">
          <text:p text:style-name="P1">Painful strike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4.7cm" svg:height="2.4cm" svg:x="14.4cm" svg:y="9.7cm">
          <text:p text:style-name="P1">Suffer the burden of the faithful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4cm" svg:height="1.3cm" svg:x="1.4cm" svg:y="20.8cm">
          <text:p text:style-name="P1">Blessing of p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2" draw:id="id2" draw:layer="layout" svg:width="4.1cm" svg:height="1.5cm" svg:x="8.1cm" svg:y="1.4cm">
          <text:p text:style-name="P1">Rivers of blood</text:p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3.5cm" svg:height="1.5cm" svg:x="1.6cm" svg:y="4.2cm">
          <text:p text:style-name="P1">Reckless assault</text:p>
          <draw:enhanced-geometry svg:viewBox="0 0 21600 21600" draw:type="rectangle" draw:enhanced-path="M 0 0 L 21600 0 21600 21600 0 21600 0 0 Z N"/>
        </draw:custom-shape>
        <draw:custom-shape draw:style-name="gr13" draw:text-style-name="P2" xml:id="id17" draw:id="id17" draw:layer="layout" svg:width="4.4cm" svg:height="1.4cm" svg:x="14.2cm" svg:y="23.6cm">
          <text:p text:style-name="P1">Resilience of the blessed</text:p>
          <draw:enhanced-geometry svg:viewBox="0 0 21600 21600" draw:type="rectangle" draw:enhanced-path="M 0 0 L 21600 0 21600 21600 0 21600 0 0 Z N"/>
        </draw:custom-shape>
        <draw:custom-shape draw:style-name="gr14" draw:text-style-name="P2" xml:id="id5" draw:id="id5" draw:layer="layout" svg:width="5.2cm" svg:height="1.5cm" svg:x="14.3cm" svg:y="5.8cm">
          <text:p text:style-name="P1">Suffering leads to clarity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3.7cm" svg:height="1.6cm" svg:x="13.6cm" svg:y="14.6cm">
          <text:p text:style-name="P1">Stakes of the faithful</text:p>
          <draw:enhanced-geometry svg:viewBox="0 0 21600 21600" draw:type="rectangle" draw:enhanced-path="M 0 0 L 21600 0 21600 21600 0 21600 0 0 Z N"/>
        </draw:custom-shape>
        <draw:custom-shape draw:style-name="gr16" draw:text-style-name="P2" xml:id="id8" draw:id="id8" draw:layer="layout" svg:width="2.7cm" svg:height="1.5cm" svg:x="8.7cm" svg:y="12.7cm">
          <text:p text:style-name="P1">Blood frenz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7" draw:id="id7" draw:layer="layout" svg:width="3.7cm" svg:height="1.6cm" svg:x="7.9cm" svg:y="9.6cm">
          <text:p text:style-name="P1">Sanctified scarring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s" svg:x1="5.1cm" svg:y1="4.95cm" svg:x2="8.1cm" svg:y2="2.15cm" draw:start-shape="id1" draw:start-glue-point="1" draw:end-shape="id2" draw:end-glue-point="3" svg:d="M5100 4950h501l1998-2800h501" svg:viewBox="0 0 3001 2801">
          <text:p/>
        </draw:connector>
        <draw:connector draw:style-name="gr18" draw:text-style-name="P4" draw:layer="layout" draw:type="lines" svg:x1="5.1cm" svg:y1="4.95cm" svg:x2="8.1cm" svg:y2="7.1cm" draw:start-shape="id1" draw:start-glue-point="1" draw:end-shape="id3" draw:end-glue-point="3" svg:d="M5100 4950h501l1998 2150h501" svg:viewBox="0 0 3001 2151">
          <text:p/>
        </draw:connector>
        <draw:connector draw:style-name="gr18" draw:text-style-name="P4" draw:layer="layout" draw:type="lines" svg:x1="12.2cm" svg:y1="2.15cm" svg:x2="14.8cm" svg:y2="2.5cm" draw:start-shape="id2" draw:start-glue-point="1" draw:end-shape="id4" draw:end-glue-point="3" svg:d="M12200 2150h501l1598 350h501" svg:viewBox="0 0 2601 351">
          <text:p/>
        </draw:connector>
        <draw:connector draw:style-name="gr18" draw:text-style-name="P4" draw:layer="layout" draw:type="lines" svg:x1="12.3cm" svg:y1="7.1cm" svg:x2="14.3cm" svg:y2="6.55cm" draw:start-shape="id3" draw:start-glue-point="1" draw:end-shape="id5" draw:end-glue-point="3" svg:d="M12300 7100h501l998-550h501" svg:viewBox="0 0 2001 551">
          <text:p/>
        </draw:connector>
        <draw:connector draw:style-name="gr18" draw:text-style-name="P4" draw:layer="layout" draw:type="lines" svg:x1="5.2cm" svg:y1="11.85cm" svg:x2="7.9cm" svg:y2="10.4cm" draw:start-shape="id6" draw:start-glue-point="1" draw:end-shape="id7" draw:end-glue-point="3" svg:d="M5200 11850h501l1698-1450h501" svg:viewBox="0 0 2701 1451">
          <text:p/>
        </draw:connector>
        <draw:connector draw:style-name="gr18" draw:text-style-name="P4" draw:layer="layout" draw:type="lines" svg:x1="5.2cm" svg:y1="11.85cm" svg:x2="8.7cm" svg:y2="13.45cm" draw:start-shape="id6" draw:start-glue-point="1" draw:end-shape="id8" draw:end-glue-point="3" svg:d="M5200 11850h501l2498 1600h501" svg:viewBox="0 0 3501 1601">
          <text:p/>
        </draw:connector>
        <draw:connector draw:style-name="gr18" draw:text-style-name="P4" draw:layer="layout" draw:type="lines" svg:x1="5.2cm" svg:y1="11.85cm" svg:x2="8.1cm" svg:y2="7.1cm" draw:start-shape="id6" draw:start-glue-point="1" draw:end-shape="id3" draw:end-glue-point="3" svg:d="M5200 11850h501l1898-4750h501" svg:viewBox="0 0 2901 4751">
          <text:p/>
        </draw:connector>
        <draw:connector draw:style-name="gr18" draw:text-style-name="P4" draw:layer="layout" draw:type="lines" svg:x1="5.4cm" svg:y1="21.45cm" svg:x2="7cm" svg:y2="18.4cm" draw:start-shape="id9" draw:start-glue-point="1" draw:end-shape="id10" draw:end-glue-point="3" svg:d="M5400 21450h501l598-3050h501" svg:viewBox="0 0 1601 3051">
          <text:p/>
        </draw:connector>
        <draw:connector draw:style-name="gr18" draw:text-style-name="P4" draw:layer="layout" draw:type="lines" svg:x1="5.4cm" svg:y1="21.45cm" svg:x2="7.8cm" svg:y2="21.55cm" draw:start-shape="id9" draw:start-glue-point="1" draw:end-shape="id11" draw:end-glue-point="3" svg:d="M5400 21450h501l1398 100h501" svg:viewBox="0 0 2401 101">
          <text:p/>
        </draw:connector>
        <draw:connector draw:style-name="gr18" draw:text-style-name="P4" draw:layer="layout" draw:type="lines" svg:x1="5.4cm" svg:y1="21.45cm" svg:x2="8.3cm" svg:y2="24.9cm" draw:start-shape="id9" draw:start-glue-point="1" draw:end-shape="id12" draw:end-glue-point="3" svg:d="M5400 21450h501l1898 3450h501" svg:viewBox="0 0 2901 3451">
          <text:p/>
        </draw:connector>
        <draw:connector draw:style-name="gr18" draw:text-style-name="P4" draw:layer="layout" draw:type="lines" svg:x1="11.6cm" svg:y1="10.4cm" svg:x2="14.4cm" svg:y2="10.9cm" draw:start-shape="id7" draw:start-glue-point="1" draw:end-shape="id13" draw:end-glue-point="3" svg:d="M11600 10400h501l1798 500h501" svg:viewBox="0 0 2801 501">
          <text:p/>
        </draw:connector>
        <draw:connector draw:style-name="gr18" draw:text-style-name="P4" draw:layer="layout" draw:type="lines" svg:x1="11.6cm" svg:y1="10.4cm" svg:x2="13.6cm" svg:y2="15.4cm" draw:start-shape="id7" draw:start-glue-point="1" draw:end-shape="id14" draw:end-glue-point="3" svg:d="M11600 10400h501l998 5000h501" svg:viewBox="0 0 2001 5001">
          <text:p/>
        </draw:connector>
        <draw:connector draw:style-name="gr18" draw:text-style-name="P4" draw:layer="layout" draw:type="lines" svg:x1="11.4cm" svg:y1="18.4cm" svg:x2="13.6cm" svg:y2="15.4cm" draw:start-shape="id10" draw:start-glue-point="1" draw:end-shape="id14" draw:end-glue-point="3" svg:d="M11400 18400h501l1198-3000h501" svg:viewBox="0 0 2201 3001">
          <text:p/>
        </draw:connector>
        <draw:connector draw:style-name="gr18" draw:text-style-name="P4" draw:layer="layout" draw:type="lines" svg:x1="11.4cm" svg:y1="18.4cm" svg:x2="15.1cm" svg:y2="18.85cm" draw:start-shape="id10" draw:start-glue-point="1" draw:end-shape="id15" draw:end-glue-point="3" svg:d="M11400 18400h501l2698 450h501" svg:viewBox="0 0 3701 451">
          <text:p/>
        </draw:connector>
        <draw:connector draw:style-name="gr18" draw:text-style-name="P4" draw:layer="layout" draw:type="lines" svg:x1="11.8cm" svg:y1="21.55cm" svg:x2="14.6cm" svg:y2="21.55cm" draw:start-shape="id11" draw:start-glue-point="1" draw:end-shape="id16" draw:end-glue-point="3" svg:d="M11800 21550h501 1798 501" svg:viewBox="0 0 2801 1">
          <text:p/>
        </draw:connector>
        <draw:connector draw:style-name="gr18" draw:text-style-name="P4" draw:layer="layout" draw:type="lines" svg:x1="11.8cm" svg:y1="21.55cm" svg:x2="15.1cm" svg:y2="18.85cm" draw:start-shape="id11" draw:start-glue-point="1" draw:end-shape="id15" draw:end-glue-point="3" svg:d="M11800 21550h501l2298-2700h501" svg:viewBox="0 0 3301 2701">
          <text:p/>
        </draw:connector>
        <draw:connector draw:style-name="gr18" draw:text-style-name="P4" draw:layer="layout" draw:type="lines" svg:x1="10.8cm" svg:y1="24.9cm" svg:x2="14.2cm" svg:y2="24.3cm" draw:start-shape="id12" draw:start-glue-point="1" draw:end-shape="id17" draw:end-glue-point="3" svg:d="M10800 24900h501l2398-600h501" svg:viewBox="0 0 3401 601">
          <text:p/>
        </draw:connector>
        <draw:connector draw:style-name="gr18" draw:text-style-name="P4" draw:layer="layout" draw:type="lines" svg:x1="10.8cm" svg:y1="24.9cm" svg:x2="14.6cm" svg:y2="21.55cm" draw:start-shape="id12" draw:start-glue-point="1" draw:end-shape="id16" draw:end-glue-point="3" svg:d="M10800 24900h501l2798-3350h501" svg:viewBox="0 0 3801 3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2-12T16:25:01.793000000</dc:date>
    <meta:editing-duration>PT7M18S</meta:editing-duration>
    <meta:editing-cycles>3</meta:editing-cycles>
    <meta:generator>LibreOffice/6.2.6.2$Windows_X86_64 LibreOffice_project/684e730861356e74889dfe6dbddd3562aae2e6ad</meta:generator>
    <meta:document-statistic meta:object-count="35"/>
  </office:meta>
</office:document-meta>
</file>